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90f2" officeooo:paragraph-rsid="001d90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nfnvnv 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20:41:26.963945259</meta:creation-date>
    <dc:date>2023-10-18T20:41:48.176409246</dc:date>
    <meta:editing-duration>PT22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7.3.7.2$Linux_X86_64 LibreOffice_project/30$Build-2</meta:generator>
  </office:meta>
</office:document-meta>
</file>